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531cm"/>
    </style:style>
    <style:style style:name="co2" style:family="table-column">
      <style:table-column-properties fo:break-before="auto" style:column-width="8.463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8.07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3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3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6" style:family="table-cell" style:parent-style-name="Default" style:data-style-name="N11">
      <style:table-cell-properties fo:background-color="#ffffcc" fo:border="0.002cm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>
            <text:p>順位 </text:p>
          </table:table-cell>
          <table:table-cell office:value-type="string">
            <text:p>国・地域</text:p>
          </table:table-cell>
          <table:table-cell office:value-type="string">
            <text:p>https://ja.wikipedia.org/wiki/各国の外貨準備高一覧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外貨準備高（USドル）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時点</text:p>
          </table:table-cell>
          <table:table-cell office:value-type="string">
            <text:p>(10K USD)</text:p>
          </table:table-cell>
          <table:table-cell office:value-type="string">
            <text:p>contra</text:p>
            <text:p>total</text:p>
          </table:table-cell>
          <table:table-cell office:value-type="string">
            <text:p>contra</text:p>
            <text:p>EU</text:p>
          </table:table-cell>
          <table:table-cell office:value-type="string">
            <text:p>contra</text:p>
            <text:p>china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 </text:p>
          </table:table-cell>
          <table:table-cell table:style-name="ce2" office:value-type="string">
            <text:p>中華人民共和国の旗 中国 </text:p>
          </table:table-cell>
          <table:table-cell table:style-name="ce3" office:value-type="float" office:value="310970000">
            <text:p>310,970,000</text:p>
          </table:table-cell>
          <table:table-cell table:style-name="ce6" table:formula="of:=[.C4]/[.$C$142]" office:value-type="percentage" office:value="0.245246510322049">
            <text:p>24.52%</text:p>
          </table:table-cell>
          <table:table-cell table:style-name="ce6" table:number-columns-repeated="2"/>
          <table:table-cell table:style-name="ce2" office:value-type="string">
            <text:p>2018年8月 [1]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 </text:p>
          </table:table-cell>
          <table:table-cell table:style-name="ce2" office:value-type="string">
            <text:p>日本の旗 日本 </text:p>
          </table:table-cell>
          <table:table-cell table:style-name="ce3" office:value-type="float" office:value="125930000">
            <text:p>125,930,000</text:p>
          </table:table-cell>
          <table:table-cell table:style-name="ce6" table:formula="of:=[.C5]/[.$C$142]" office:value-type="percentage" office:value="0.0993147025271108">
            <text:p>9.93%</text:p>
          </table:table-cell>
          <table:table-cell table:style-name="ce6"/>
          <table:table-cell table:style-name="ce6" table:formula="of:=[.C5]/[.$C$4]" office:value-type="percentage" office:value="0.40495867768595">
            <text:p>40.50%</text:p>
          </table:table-cell>
          <table:table-cell table:style-name="ce2" office:value-type="string">
            <text:p>2018年8月 [2]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 </text:p>
          </table:table-cell>
          <table:table-cell table:style-name="ce2" office:value-type="string">
            <text:p>スイスの旗 スイス </text:p>
          </table:table-cell>
          <table:table-cell table:style-name="ce3" office:value-type="float" office:value="80010000">
            <text:p>80,010,000</text:p>
          </table:table-cell>
          <table:table-cell table:style-name="ce6" table:formula="of:=[.C6]/[.$C$142]" office:value-type="percentage" office:value="0.0630998916000487">
            <text:p>6.31%</text:p>
          </table:table-cell>
          <table:table-cell table:style-name="ce6" table:formula="of:=[.C6]/[.$C$143]" office:value-type="percentage" office:value="0.932555415132853">
            <text:p>93.26%</text:p>
          </table:table-cell>
          <table:table-cell table:style-name="ce6"/>
          <table:table-cell table:style-name="ce2" office:value-type="string">
            <text:p>2018年8月 [5]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 </text:p>
          </table:table-cell>
          <table:table-cell table:style-name="ce2" office:value-type="string">
            <text:p>サウジアラビアの旗 サウジアラビア </text:p>
          </table:table-cell>
          <table:table-cell table:style-name="ce3" office:value-type="float" office:value="48890000">
            <text:p>48,890,000</text:p>
          </table:table-cell>
          <table:table-cell table:style-name="ce6" table:formula="of:=[.C7]/[.$C$142]" office:value-type="percentage" office:value="0.0385571016163777">
            <text:p>3.86%</text:p>
          </table:table-cell>
          <table:table-cell table:style-name="ce6" table:number-columns-repeated="2"/>
          <table:table-cell table:style-name="ce2" office:value-type="string">
            <text:p>2017年12月 [6]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 </text:p>
          </table:table-cell>
          <table:table-cell table:style-name="ce2" office:value-type="string">
            <text:p>ロシアの旗 ロシア </text:p>
          </table:table-cell>
          <table:table-cell table:style-name="ce3" office:value-type="float" office:value="46100000">
            <text:p>46,100,000</text:p>
          </table:table-cell>
          <table:table-cell table:style-name="ce6" table:formula="of:=[.C8]/[.$C$142]" office:value-type="percentage" office:value="0.0363567679385358">
            <text:p>3.64%</text:p>
          </table:table-cell>
          <table:table-cell table:style-name="ce6" table:formula="of:=[.C8]/[.$C$143]" office:value-type="percentage" office:value="0.537317893233652">
            <text:p>53.73%</text:p>
          </table:table-cell>
          <table:table-cell table:style-name="ce6"/>
          <table:table-cell table:style-name="ce2" office:value-type="string">
            <text:p>2018年6月8日 [7]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 </text:p>
          </table:table-cell>
          <table:table-cell table:style-name="ce2" office:value-type="string">
            <text:p><text:s/>台湾 </text:p>
          </table:table-cell>
          <table:table-cell table:style-name="ce3" office:value-type="float" office:value="45672100">
            <text:p>45,672,100</text:p>
          </table:table-cell>
          <table:table-cell table:style-name="ce6" table:formula="of:=[.C9]/[.$C$142]" office:value-type="percentage" office:value="0.0360193045762603">
            <text:p>3.60%</text:p>
          </table:table-cell>
          <table:table-cell table:style-name="ce6"/>
          <table:table-cell table:style-name="ce6" table:formula="of:=[.C9]/[.$C$4]" office:value-type="percentage" office:value="0.14686979451394">
            <text:p>14.69%</text:p>
          </table:table-cell>
          <table:table-cell table:style-name="ce2" office:value-type="string">
            <text:p>2018年2月 [8]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 </text:p>
          </table:table-cell>
          <table:table-cell table:style-name="ce2" office:value-type="string">
            <text:p>インドの旗 インド </text:p>
          </table:table-cell>
          <table:table-cell table:style-name="ce3" office:value-type="float" office:value="41310900">
            <text:p>41,310,900</text:p>
          </table:table-cell>
          <table:table-cell table:style-name="ce6" table:formula="of:=[.C10]/[.$C$142]" office:value-type="percentage" office:value="0.0325798439182659">
            <text:p>3.26%</text:p>
          </table:table-cell>
          <table:table-cell table:style-name="ce6"/>
          <table:table-cell table:style-name="ce6" table:formula="of:=[.C10]/[.$C$4]" office:value-type="percentage" office:value="0.132845290542496">
            <text:p>13.28%</text:p>
          </table:table-cell>
          <table:table-cell table:style-name="ce2" office:value-type="string">
            <text:p>2018年6月15日 [9]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 </text:p>
          </table:table-cell>
          <table:table-cell table:style-name="ce2" office:value-type="string">
            <text:p>香港の旗 香港 </text:p>
          </table:table-cell>
          <table:table-cell table:style-name="ce3" office:value-type="float" office:value="40030000">
            <text:p>40,030,000</text:p>
          </table:table-cell>
          <table:table-cell table:style-name="ce6" table:formula="of:=[.C11]/[.$C$142]" office:value-type="percentage" office:value="0.0315696620516179">
            <text:p>3.16%</text:p>
          </table:table-cell>
          <table:table-cell table:style-name="ce6" table:number-columns-repeated="2"/>
          <table:table-cell table:style-name="ce2" office:value-type="string">
            <text:p>2018年3月 [10]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 </text:p>
          </table:table-cell>
          <table:table-cell table:style-name="ce2" office:value-type="string">
            <text:p>大韓民国の旗 韓国 </text:p>
          </table:table-cell>
          <table:table-cell table:style-name="ce3" office:value-type="float" office:value="40030000">
            <text:p>40,030,000</text:p>
          </table:table-cell>
          <table:table-cell table:style-name="ce6" table:formula="of:=[.C12]/[.$C$142]" office:value-type="percentage" office:value="0.0315696620516179">
            <text:p>3.16%</text:p>
          </table:table-cell>
          <table:table-cell table:style-name="ce6" table:number-columns-repeated="2"/>
          <table:table-cell table:style-name="ce2" office:value-type="string">
            <text:p>2018年6月 [11]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ブラジルの旗 ブラジル </text:p>
          </table:table-cell>
          <table:table-cell table:style-name="ce3" office:value-type="float" office:value="38141900">
            <text:p>38,141,900</text:p>
          </table:table-cell>
          <table:table-cell table:style-name="ce6" table:formula="of:=[.C13]/[.$C$142]" office:value-type="percentage" office:value="0.0300806118662655">
            <text:p>3.01%</text:p>
          </table:table-cell>
          <table:table-cell table:style-name="ce6" table:number-columns-repeated="2"/>
          <table:table-cell table:style-name="ce2" office:value-type="string">
            <text:p>2018年4月10日 [12]</text:p>
          </table:table-cell>
          <table:table-cell table:number-columns-repeated="101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シンガポールの旗 シンガポール </text:p>
          </table:table-cell>
          <table:table-cell table:style-name="ce3" office:value-type="float" office:value="28714800">
            <text:p>28,714,800</text:p>
          </table:table-cell>
          <table:table-cell table:style-name="ce6" table:formula="of:=[.C14]/[.$C$142]" office:value-type="percentage" office:value="0.0226459288503572">
            <text:p>2.26%</text:p>
          </table:table-cell>
          <table:table-cell table:style-name="ce6" table:number-columns-repeated="2"/>
          <table:table-cell table:style-name="ce2" office:value-type="string">
            <text:p>2018年3月 [13]</text:p>
          </table:table-cell>
          <table:table-cell table:number-columns-repeated="101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タイ王国の旗 タイ </text:p>
          </table:table-cell>
          <table:table-cell table:style-name="ce3" office:value-type="float" office:value="24931200">
            <text:p>24,931,200</text:p>
          </table:table-cell>
          <table:table-cell table:style-name="ce6" table:formula="of:=[.C15]/[.$C$142]" office:value-type="percentage" office:value="0.0196619924691805">
            <text:p>1.97%</text:p>
          </table:table-cell>
          <table:table-cell table:style-name="ce6" table:number-columns-repeated="2"/>
          <table:table-cell table:style-name="ce2" office:value-type="string">
            <text:p>2018年4月 [14]</text:p>
          </table:table-cell>
          <table:table-cell table:number-columns-repeated="101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ドイツの旗 ドイツ </text:p>
          </table:table-cell>
          <table:table-cell table:style-name="ce3" office:value-type="float" office:value="20031200">
            <text:p>20,031,200</text:p>
          </table:table-cell>
          <table:table-cell table:style-name="ce6" table:formula="of:=[.C16]/[.$C$142]" office:value-type="percentage" office:value="0.0157976071568416">
            <text:p>1.58%</text:p>
          </table:table-cell>
          <table:table-cell table:style-name="ce6" table:formula="of:=[.C16]/[.$C$143]" office:value-type="percentage" office:value="0.233473366224337">
            <text:p>23.35%</text:p>
          </table:table-cell>
          <table:table-cell table:style-name="ce6"/>
          <table:table-cell table:style-name="ce2" office:value-type="string">
            <text:p>2017年9月 [15]</text:p>
          </table:table-cell>
          <table:table-cell table:number-columns-repeated="101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フランスの旗 フランス </text:p>
          </table:table-cell>
          <table:table-cell table:style-name="ce3" office:value-type="float" office:value="17589000">
            <text:p>17,589,000</text:p>
          </table:table-cell>
          <table:table-cell table:style-name="ce6" table:formula="of:=[.C17]/[.$C$142]" office:value-type="percentage" office:value="0.0138715659711693">
            <text:p>1.39%</text:p>
          </table:table-cell>
          <table:table-cell table:style-name="ce6" table:formula="of:=[.C17]/[.$C$143]" office:value-type="percentage" office:value="0.205008338917282">
            <text:p>20.50%</text:p>
          </table:table-cell>
          <table:table-cell table:style-name="ce6"/>
          <table:table-cell table:style-name="ce2" office:value-type="string">
            <text:p>2017年12月 [16]</text:p>
          </table:table-cell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メキシコの旗 メキシコ </text:p>
          </table:table-cell>
          <table:table-cell table:style-name="ce3" office:value-type="float" office:value="17302200">
            <text:p>17,302,200</text:p>
          </table:table-cell>
          <table:table-cell table:style-name="ce6" table:formula="of:=[.C18]/[.$C$142]" office:value-type="percentage" office:value="0.0136453811328879">
            <text:p>1.36%</text:p>
          </table:table-cell>
          <table:table-cell table:style-name="ce6" table:number-columns-repeated="2"/>
          <table:table-cell table:style-name="ce2" office:value-type="string">
            <text:p>2018年1月 [17][18]</text:p>
          </table:table-cell>
          <table:table-cell table:number-columns-repeated="101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イギリスの旗 イギリス </text:p>
          </table:table-cell>
          <table:table-cell table:style-name="ce3" office:value-type="float" office:value="16421000">
            <text:p>16,421,000</text:p>
          </table:table-cell>
          <table:table-cell table:style-name="ce6" table:formula="of:=[.C19]/[.$C$142]" office:value-type="percentage" office:value="0.0129504226967179">
            <text:p>1.30%</text:p>
          </table:table-cell>
          <table:table-cell table:style-name="ce6" table:formula="of:=[.C19]/[.$C$143]" office:value-type="percentage" office:value="0.191394731557263">
            <text:p>19.14%</text:p>
          </table:table-cell>
          <table:table-cell table:style-name="ce6"/>
          <table:table-cell table:style-name="ce2" office:value-type="string">
            <text:p>2018年3月31日 [19]</text:p>
          </table:table-cell>
          <table:table-cell table:number-columns-repeated="101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<text:s/>チェコ </text:p>
          </table:table-cell>
          <table:table-cell table:style-name="ce3" office:value-type="float" office:value="15169400">
            <text:p>15,169,400</text:p>
          </table:table-cell>
          <table:table-cell table:style-name="ce6" table:formula="of:=[.C20]/[.$C$142]" office:value-type="percentage" office:value="0.0119633482769376">
            <text:p>1.20%</text:p>
          </table:table-cell>
          <table:table-cell table:style-name="ce6" table:formula="of:=[.C20]/[.$C$143]" office:value-type="percentage" office:value="0.176806725588255">
            <text:p>17.68%</text:p>
          </table:table-cell>
          <table:table-cell table:style-name="ce6"/>
          <table:table-cell table:style-name="ce2" office:value-type="string">
            <text:p>2018年1月 [20]</text:p>
          </table:table-cell>
          <table:table-cell table:number-columns-repeated="101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イタリアの旗 イタリア </text:p>
          </table:table-cell>
          <table:table-cell table:style-name="ce3" office:value-type="float" office:value="14318300">
            <text:p>14,318,300</text:p>
          </table:table-cell>
          <table:table-cell table:style-name="ce6" table:formula="of:=[.C21]/[.$C$142]" office:value-type="percentage" office:value="0.0112921282076863">
            <text:p>1.13%</text:p>
          </table:table-cell>
          <table:table-cell table:style-name="ce6" table:formula="of:=[.C21]/[.$C$143]" office:value-type="percentage" office:value="0.166886741663501">
            <text:p>16.69%</text:p>
          </table:table-cell>
          <table:table-cell table:style-name="ce6"/>
          <table:table-cell table:style-name="ce2" office:value-type="string">
            <text:p>2016年3月 [21]</text:p>
          </table:table-cell>
          <table:table-cell table:number-columns-repeated="101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イランの旗 イラン </text:p>
          </table:table-cell>
          <table:table-cell table:style-name="ce3" office:value-type="float" office:value="13550000">
            <text:p>13,550,000</text:p>
          </table:table-cell>
          <table:table-cell table:style-name="ce6" table:formula="of:=[.C22]/[.$C$142]" office:value-type="percentage" office:value="0.0106862083637128">
            <text:p>1.07%</text:p>
          </table:table-cell>
          <table:table-cell table:style-name="ce6" table:formula="of:=[.C22]/[.$C$143]" office:value-type="percentage" office:value="0.157931831959132">
            <text:p>15.79%</text:p>
          </table:table-cell>
          <table:table-cell table:style-name="ce6"/>
          <table:table-cell table:style-name="ce2" office:value-type="string">
            <text:p>2016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<text:s/>インドネシア </text:p>
          </table:table-cell>
          <table:table-cell table:style-name="ce3" office:value-type="float" office:value="13020000">
            <text:p>13,020,000</text:p>
          </table:table-cell>
          <table:table-cell table:style-name="ce6" table:formula="of:=[.C23]/[.$C$142]" office:value-type="percentage" office:value="0.0102682238299292">
            <text:p>1.03%</text:p>
          </table:table-cell>
          <table:table-cell table:style-name="ce6" table:number-columns-repeated="2"/>
          <table:table-cell table:style-name="ce2" office:value-type="string">
            <text:p>2017年12月31日 [23][24]</text:p>
          </table:table-cell>
          <table:table-cell table:number-columns-repeated="1017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アメリカ合衆国の旗 アメリカ合衆国 </text:p>
          </table:table-cell>
          <table:table-cell table:style-name="ce3" office:value-type="float" office:value="12523800">
            <text:p>12,523,800</text:p>
          </table:table-cell>
          <table:table-cell table:style-name="ce6" table:formula="of:=[.C24]/[.$C$142]" office:value-type="percentage" office:value="0.00987689566830009">
            <text:p>0.99%</text:p>
          </table:table-cell>
          <table:table-cell table:style-name="ce6" table:number-columns-repeated="2"/>
          <table:table-cell table:style-name="ce2" office:value-type="string">
            <text:p>2018年3月30日 [25]</text:p>
          </table:table-cell>
          <table:table-cell table:number-columns-repeated="101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ポーランドの旗 ポーランド </text:p>
          </table:table-cell>
          <table:table-cell table:style-name="ce3" office:value-type="float" office:value="11947000">
            <text:p>11,947,000</text:p>
          </table:table-cell>
          <table:table-cell table:style-name="ce6" table:formula="of:=[.C25]/[.$C$142]" office:value-type="percentage" office:value="0.00942200231153334">
            <text:p>0.94%</text:p>
          </table:table-cell>
          <table:table-cell table:style-name="ce6" table:formula="of:=[.C25]/[.$C$143]" office:value-type="percentage" office:value="0.139248088296365">
            <text:p>13.92%</text:p>
          </table:table-cell>
          <table:table-cell table:style-name="ce6"/>
          <table:table-cell table:style-name="ce2" office:value-type="string">
            <text:p>2018年3月 [26]</text:p>
          </table:table-cell>
          <table:table-cell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イスラエルの旗 イスラエル </text:p>
          </table:table-cell>
          <table:table-cell table:style-name="ce3" office:value-type="float" office:value="11483300">
            <text:p>11,483,300</text:p>
          </table:table-cell>
          <table:table-cell table:style-name="ce6" table:formula="of:=[.C26]/[.$C$142]" office:value-type="percentage" office:value="0.00905630527697587">
            <text:p>0.91%</text:p>
          </table:table-cell>
          <table:table-cell table:style-name="ce6" table:number-columns-repeated="2"/>
          <table:table-cell table:style-name="ce2" office:value-type="string">
            <text:p>2018年6月 [27]</text:p>
          </table:table-cell>
          <table:table-cell table:number-columns-repeated="101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トルコの旗 トルコ </text:p>
          </table:table-cell>
          <table:table-cell table:style-name="ce3" office:value-type="float" office:value="11455500">
            <text:p>11,455,500</text:p>
          </table:table-cell>
          <table:table-cell table:style-name="ce6" table:formula="of:=[.C27]/[.$C$142]" office:value-type="percentage" office:value="0.00903438080520383">
            <text:p>0.90%</text:p>
          </table:table-cell>
          <table:table-cell table:style-name="ce6" table:number-columns-repeated="2"/>
          <table:table-cell table:style-name="ce2" office:value-type="string">
            <text:p>2018年2月 [28]</text:p>
          </table:table-cell>
          <table:table-cell table:number-columns-repeated="1017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マレーシアの旗 マレーシア </text:p>
          </table:table-cell>
          <table:table-cell table:style-name="ce3" office:value-type="float" office:value="11005000">
            <text:p>11,005,000</text:p>
          </table:table-cell>
          <table:table-cell table:style-name="ce6" table:formula="of:=[.C28]/[.$C$142]" office:value-type="percentage" office:value="0.00867909395148777">
            <text:p>0.87%</text:p>
          </table:table-cell>
          <table:table-cell table:style-name="ce6" table:number-columns-repeated="2"/>
          <table:table-cell table:style-name="ce2" office:value-type="string">
            <text:p>2018年4月20日 [29]</text:p>
          </table:table-cell>
          <table:table-cell table:number-columns-repeated="1017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アルジェリアの旗 アルジェリア </text:p>
          </table:table-cell>
          <table:table-cell table:style-name="ce3" office:value-type="float" office:value="9767000">
            <text:p>9,767,000</text:p>
          </table:table-cell>
          <table:table-cell table:style-name="ce6" table:formula="of:=[.C29]/[.$C$142]" office:value-type="percentage" office:value="0.00770274517257438">
            <text:p>0.77%</text:p>
          </table:table-cell>
          <table:table-cell table:style-name="ce6" table:number-columns-repeated="2"/>
          <table:table-cell table:style-name="ce2" office:value-type="string">
            <text:p>2017年12月 [30]</text:p>
          </table:table-cell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アラブ首長国連邦の旗 アラブ首長国連邦 </text:p>
          </table:table-cell>
          <table:table-cell table:style-name="ce3" office:value-type="float" office:value="8979000">
            <text:p>8,979,000</text:p>
          </table:table-cell>
          <table:table-cell table:style-name="ce6" table:formula="of:=[.C30]/[.$C$142]" office:value-type="percentage" office:value="0.00708128892234518">
            <text:p>0.71%</text:p>
          </table:table-cell>
          <table:table-cell table:style-name="ce6" table:number-columns-repeated="2"/>
          <table:table-cell table:style-name="ce2" office:value-type="string">
            <text:p>2017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カナダの旗 カナダ </text:p>
          </table:table-cell>
          <table:table-cell table:style-name="ce3" office:value-type="float" office:value="8313000">
            <text:p>8,313,000</text:p>
          </table:table-cell>
          <table:table-cell table:style-name="ce6" table:formula="of:=[.C31]/[.$C$142]" office:value-type="percentage" office:value="0.00655604797989258">
            <text:p>0.66%</text:p>
          </table:table-cell>
          <table:table-cell table:style-name="ce6" table:number-columns-repeated="2"/>
          <table:table-cell table:style-name="ce2" office:value-type="string">
            <text:p>2016年11月 [31][32]</text:p>
          </table:table-cell>
          <table:table-cell table:number-columns-repeated="101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フィリピンの旗 フィリピン </text:p>
          </table:table-cell>
          <table:table-cell table:style-name="ce3" office:value-type="float" office:value="8146700">
            <text:p>8,146,700</text:p>
          </table:table-cell>
          <table:table-cell table:style-name="ce6" table:formula="of:=[.C32]/[.$C$142]" office:value-type="percentage" office:value="0.00642489547429218">
            <text:p>0.64%</text:p>
          </table:table-cell>
          <table:table-cell table:style-name="ce6" table:number-columns-repeated="2"/>
          <table:table-cell table:style-name="ce2" office:value-type="string">
            <text:p>2017年12月 [33][34]</text:p>
          </table:table-cell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<text:s/>リビア </text:p>
          </table:table-cell>
          <table:table-cell table:style-name="ce3" office:value-type="float" office:value="7099000">
            <text:p>7,099,000</text:p>
          </table:table-cell>
          <table:table-cell table:style-name="ce6" table:formula="of:=[.C33]/[.$C$142]" office:value-type="percentage" office:value="0.00559862680250901">
            <text:p>0.56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<text:s/>ノルウェー </text:p>
          </table:table-cell>
          <table:table-cell table:style-name="ce3" office:value-type="float" office:value="6496000">
            <text:p>6,496,000</text:p>
          </table:table-cell>
          <table:table-cell table:style-name="ce6" table:formula="of:=[.C34]/[.$C$142]" office:value-type="percentage" office:value="0.0051230708140722">
            <text:p>0.51%</text:p>
          </table:table-cell>
          <table:table-cell table:style-name="ce6" table:number-columns-repeated="2"/>
          <table:table-cell table:style-name="ce2" office:value-type="string">
            <text:p>2018年3月 [37][38]</text:p>
          </table:table-cell>
          <table:table-cell table:number-columns-repeated="101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<text:s/>デンマーク </text:p>
          </table:table-cell>
          <table:table-cell table:style-name="ce3" office:value-type="float" office:value="6401600">
            <text:p>6,401,600</text:p>
          </table:table-cell>
          <table:table-cell table:style-name="ce6" table:formula="of:=[.C35]/[.$C$142]" office:value-type="percentage" office:value="0.00504862224805489">
            <text:p>0.50%</text:p>
          </table:table-cell>
          <table:table-cell table:style-name="ce6" table:number-columns-repeated="2"/>
          <table:table-cell table:style-name="ce2" office:value-type="string">
            <text:p>2016年3月 [39]</text:p>
          </table:table-cell>
          <table:table-cell table:number-columns-repeated="101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<text:s/>ベトナム </text:p>
          </table:table-cell>
          <table:table-cell table:style-name="ce3" office:value-type="float" office:value="6300000">
            <text:p>6,300,000</text:p>
          </table:table-cell>
          <table:table-cell table:style-name="ce6" table:formula="of:=[.C36]/[.$C$142]" office:value-type="percentage" office:value="0.00496849540157864">
            <text:p>0.50%</text:p>
          </table:table-cell>
          <table:table-cell table:style-name="ce6" table:number-columns-repeated="2"/>
          <table:table-cell table:style-name="ce2" office:value-type="string">
            <text:p>2018年5月 [40]</text:p>
          </table:table-cell>
          <table:table-cell table:number-columns-repeated="101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アルゼンチンの旗 アルゼンチン </text:p>
          </table:table-cell>
          <table:table-cell table:style-name="ce3" office:value-type="float" office:value="6212400">
            <text:p>6,212,400</text:p>
          </table:table-cell>
          <table:table-cell table:style-name="ce6" table:formula="of:=[.C37]/[.$C$142]" office:value-type="percentage" office:value="0.00489940965599479">
            <text:p>0.49%</text:p>
          </table:table-cell>
          <table:table-cell table:style-name="ce6" table:number-columns-repeated="2"/>
          <table:table-cell table:style-name="ce2" office:value-type="string">
            <text:p>2018年2月28日</text:p>
          </table:table-cell>
          <table:table-cell table:number-columns-repeated="101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ペルーの旗 ペルー </text:p>
          </table:table-cell>
          <table:table-cell table:style-name="ce3" office:value-type="float" office:value="6145900">
            <text:p>6,145,900</text:p>
          </table:table-cell>
          <table:table-cell table:style-name="ce6" table:formula="of:=[.C38]/[.$C$142]" office:value-type="percentage" office:value="0.0048469644267559">
            <text:p>0.48%</text:p>
          </table:table-cell>
          <table:table-cell table:style-name="ce6" table:number-columns-repeated="2"/>
          <table:table-cell table:style-name="ce2" office:value-type="string">
            <text:p>2016年11月18日 [41][42][43]</text:p>
          </table:table-cell>
          <table:table-cell table:number-columns-repeated="1017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<text:s/>スウェーデン </text:p>
          </table:table-cell>
          <table:table-cell table:style-name="ce3" office:value-type="float" office:value="5955800">
            <text:p>5,955,800</text:p>
          </table:table-cell>
          <table:table-cell table:style-name="ce6" table:formula="of:=[.C39]/[.$C$142]" office:value-type="percentage" office:value="0.00469704204963842">
            <text:p>0.47%</text:p>
          </table:table-cell>
          <table:table-cell table:style-name="ce6" table:number-columns-repeated="2"/>
          <table:table-cell table:style-name="ce2" office:value-type="string">
            <text:p>2016年2月 [44]</text:p>
          </table:table-cell>
          <table:table-cell table:number-columns-repeated="1017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オーストラリアの旗 オーストラリア </text:p>
          </table:table-cell>
          <table:table-cell table:style-name="ce3" office:value-type="float" office:value="5867600">
            <text:p>5,867,600</text:p>
          </table:table-cell>
          <table:table-cell table:style-name="ce6" table:formula="of:=[.C40]/[.$C$142]" office:value-type="percentage" office:value="0.00462748311401632">
            <text:p>0.46%</text:p>
          </table:table-cell>
          <table:table-cell table:style-name="ce6" table:number-columns-repeated="2"/>
          <table:table-cell table:style-name="ce2" office:value-type="string">
            <text:p>2018年3月31日 [45]</text:p>
          </table:table-cell>
          <table:table-cell table:number-columns-repeated="1017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スペインの旗 スペイン </text:p>
          </table:table-cell>
          <table:table-cell table:style-name="ce3" office:value-type="float" office:value="5415500">
            <text:p>5,415,500</text:p>
          </table:table-cell>
          <table:table-cell table:style-name="ce6" table:formula="of:=[.C41]/[.$C$142]" office:value-type="percentage" office:value="0.00427093442019827">
            <text:p>0.43%</text:p>
          </table:table-cell>
          <table:table-cell table:style-name="ce6" table:number-columns-repeated="2"/>
          <table:table-cell table:style-name="ce2" office:value-type="string">
            <text:p>2016年3月 [46]</text:p>
          </table:table-cell>
          <table:table-cell table:number-columns-repeated="1017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string">
            <text:p>イラクの旗 イラク </text:p>
          </table:table-cell>
          <table:table-cell table:style-name="ce3" office:value-type="float" office:value="5406000">
            <text:p>5,406,000</text:p>
          </table:table-cell>
          <table:table-cell table:style-name="ce6" table:formula="of:=[.C42]/[.$C$142]" office:value-type="percentage" office:value="0.00426344224459272">
            <text:p>0.43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string">
            <text:p><text:s/>南アフリカ共和国 </text:p>
          </table:table-cell>
          <table:table-cell table:style-name="ce3" office:value-type="float" office:value="5072200">
            <text:p>5,072,200</text:p>
          </table:table-cell>
          <table:table-cell table:style-name="ce6" table:formula="of:=[.C43]/[.$C$142]" office:value-type="percentage" office:value="0.00400019085331543">
            <text:p>0.40%</text:p>
          </table:table-cell>
          <table:table-cell table:style-name="ce6" table:number-columns-repeated="2"/>
          <table:table-cell table:style-name="ce2" office:value-type="string">
            <text:p>2017年12月 [47]</text:p>
          </table:table-cell>
          <table:table-cell table:number-columns-repeated="1017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string">
            <text:p>ナイジェリアの旗 ナイジェリア </text:p>
          </table:table-cell>
          <table:table-cell table:style-name="ce3" office:value-type="float" office:value="4736100">
            <text:p>4,736,100</text:p>
          </table:table-cell>
          <table:table-cell table:style-name="ce6" table:formula="of:=[.C44]/[.$C$142]" office:value-type="percentage" office:value="0.00373512556689152">
            <text:p>0.37%</text:p>
          </table:table-cell>
          <table:table-cell table:style-name="ce6" table:number-columns-repeated="2"/>
          <table:table-cell table:style-name="ce2" office:value-type="string">
            <text:p>2018年4月25日 [48]</text:p>
          </table:table-cell>
          <table:table-cell table:number-columns-repeated="1017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string">
            <text:p><text:s/>コロンビア </text:p>
          </table:table-cell>
          <table:table-cell table:style-name="ce3" office:value-type="float" office:value="4679800">
            <text:p>4,679,800</text:p>
          </table:table-cell>
          <table:table-cell table:style-name="ce6" table:formula="of:=[.C45]/[.$C$142]" office:value-type="percentage" office:value="0.00369072456830281">
            <text:p>0.37%</text:p>
          </table:table-cell>
          <table:table-cell table:style-name="ce6" table:number-columns-repeated="2"/>
          <table:table-cell table:style-name="ce2" office:value-type="string">
            <text:p>2016年4月 [22][49]</text:p>
          </table:table-cell>
          <table:table-cell table:number-columns-repeated="1017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string">
            <text:p>アゼルバイジャンの旗 アゼルバイジャン </text:p>
          </table:table-cell>
          <table:table-cell table:style-name="ce3" office:value-type="float" office:value="4400000">
            <text:p>4,400,000</text:p>
          </table:table-cell>
          <table:table-cell table:style-name="ce6" table:formula="of:=[.C46]/[.$C$142]" office:value-type="percentage" office:value="0.00347006028046762">
            <text:p>0.35%</text:p>
          </table:table-cell>
          <table:table-cell table:style-name="ce6" table:number-columns-repeated="2"/>
          <table:table-cell table:style-name="ce2" office:value-type="string">
            <text:p>2018年3月 [50][51][52]</text:p>
          </table:table-cell>
          <table:table-cell table:number-columns-repeated="1017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string">
            <text:p><text:s/>エジプト </text:p>
          </table:table-cell>
          <table:table-cell table:style-name="ce3" office:value-type="float" office:value="4400000">
            <text:p>4,400,000</text:p>
          </table:table-cell>
          <table:table-cell table:style-name="ce6" table:formula="of:=[.C47]/[.$C$142]" office:value-type="percentage" office:value="0.00347006028046762">
            <text:p>0.35%</text:p>
          </table:table-cell>
          <table:table-cell table:style-name="ce6" table:number-columns-repeated="2"/>
          <table:table-cell table:style-name="ce2" office:value-type="string">
            <text:p>2018年4月 [53]</text:p>
          </table:table-cell>
          <table:table-cell table:number-columns-repeated="1017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string">
            <text:p>レバノンの旗 レバノン </text:p>
          </table:table-cell>
          <table:table-cell table:style-name="ce3" office:value-type="float" office:value="4300000">
            <text:p>4,300,000</text:p>
          </table:table-cell>
          <table:table-cell table:style-name="ce6" table:formula="of:=[.C48]/[.$C$142]" office:value-type="percentage" office:value="0.00339119527409336">
            <text:p>0.34%</text:p>
          </table:table-cell>
          <table:table-cell table:style-name="ce6" table:number-columns-repeated="2"/>
          <table:table-cell table:style-name="ce2" office:value-type="string">
            <text:p>2017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string">
            <text:p>オランダの旗 オランダ </text:p>
          </table:table-cell>
          <table:table-cell table:style-name="ce3" office:value-type="float" office:value="4039300">
            <text:p>4,039,300</text:p>
          </table:table-cell>
          <table:table-cell table:style-name="ce6" table:formula="of:=[.C49]/[.$C$142]" office:value-type="percentage" office:value="0.00318559420247565">
            <text:p>0.32%</text:p>
          </table:table-cell>
          <table:table-cell table:style-name="ce6" table:number-columns-repeated="2"/>
          <table:table-cell table:style-name="ce2" office:value-type="string">
            <text:p>2016年4月 [54]</text:p>
          </table:table-cell>
          <table:table-cell table:number-columns-repeated="1017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string">
            <text:p><text:s/>ルーマニア </text:p>
          </table:table-cell>
          <table:table-cell table:style-name="ce3" office:value-type="float" office:value="4014800">
            <text:p>4,014,800</text:p>
          </table:table-cell>
          <table:table-cell table:style-name="ce6" table:formula="of:=[.C50]/[.$C$142]" office:value-type="percentage" office:value="0.00316627227591396">
            <text:p>0.32%</text:p>
          </table:table-cell>
          <table:table-cell table:style-name="ce6" table:number-columns-repeated="2"/>
          <table:table-cell table:style-name="ce2" office:value-type="string">
            <text:p>2016年4月 [55]</text:p>
          </table:table-cell>
          <table:table-cell table:number-columns-repeated="1017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string">
            <text:p><text:s/>チリ </text:p>
          </table:table-cell>
          <table:table-cell table:style-name="ce3" office:value-type="float" office:value="3955300">
            <text:p>3,955,300</text:p>
          </table:table-cell>
          <table:table-cell table:style-name="ce6" table:formula="of:=[.C51]/[.$C$142]" office:value-type="percentage" office:value="0.00311934759712127">
            <text:p>0.31%</text:p>
          </table:table-cell>
          <table:table-cell table:style-name="ce6" table:number-columns-repeated="2"/>
          <table:table-cell table:style-name="ce2" office:value-type="string">
            <text:p>2016年3月 [56]</text:p>
          </table:table-cell>
          <table:table-cell table:number-columns-repeated="1017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string">
            <text:p>バングラデシュの旗 バングラデシュ </text:p>
          </table:table-cell>
          <table:table-cell table:style-name="ce3" office:value-type="float" office:value="3340100">
            <text:p>3,340,100</text:p>
          </table:table-cell>
          <table:table-cell table:style-name="ce6" table:formula="of:=[.C52]/[.$C$142]" office:value-type="percentage" office:value="0.0026341700779068">
            <text:p>0.26%</text:p>
          </table:table-cell>
          <table:table-cell table:style-name="ce6" table:number-columns-repeated="2"/>
          <table:table-cell table:style-name="ce2" office:value-type="string">
            <text:p>2018年3月 [57]</text:p>
          </table:table-cell>
          <table:table-cell table:number-columns-repeated="1017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string">
            <text:p><text:s/>ハンガリー </text:p>
          </table:table-cell>
          <table:table-cell table:style-name="ce3" office:value-type="float" office:value="3136700">
            <text:p>3,136,700</text:p>
          </table:table-cell>
          <table:table-cell table:style-name="ce6" table:formula="of:=[.C53]/[.$C$142]" office:value-type="percentage" office:value="0.00247375865494154">
            <text:p>0.25%</text:p>
          </table:table-cell>
          <table:table-cell table:style-name="ce6" table:number-columns-repeated="2"/>
          <table:table-cell table:style-name="ce2" office:value-type="string">
            <text:p>2016年3月 [58]</text:p>
          </table:table-cell>
          <table:table-cell table:number-columns-repeated="1017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office:value-type="string">
            <text:p><text:s/>カザフスタン </text:p>
          </table:table-cell>
          <table:table-cell table:style-name="ce3" office:value-type="float" office:value="3099300">
            <text:p>3,099,300</text:p>
          </table:table-cell>
          <table:table-cell table:style-name="ce6" table:formula="of:=[.C54]/[.$C$142]" office:value-type="percentage" office:value="0.00244426314255757">
            <text:p>0.24%</text:p>
          </table:table-cell>
          <table:table-cell table:style-name="ce6" table:number-columns-repeated="2"/>
          <table:table-cell table:style-name="ce2" office:value-type="string">
            <text:p>2018年2月 [59]</text:p>
          </table:table-cell>
          <table:table-cell table:number-columns-repeated="1017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office:value-type="string">
            <text:p>クウェートの旗 クウェート </text:p>
          </table:table-cell>
          <table:table-cell table:style-name="ce3" office:value-type="float" office:value="2837000">
            <text:p>2,837,000</text:p>
          </table:table-cell>
          <table:table-cell table:style-name="ce6" table:formula="of:=[.C55]/[.$C$142]" office:value-type="percentage" office:value="0.00223740023083787">
            <text:p>0.22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 office:value-type="string">
            <text:p>ベルギーの旗 ベルギー </text:p>
          </table:table-cell>
          <table:table-cell table:style-name="ce3" office:value-type="float" office:value="2486100">
            <text:p>2,486,100</text:p>
          </table:table-cell>
          <table:table-cell table:style-name="ce6" table:formula="of:=[.C56]/[.$C$142]" office:value-type="percentage" office:value="0.00196066292347058">
            <text:p>0.20%</text:p>
          </table:table-cell>
          <table:table-cell table:style-name="ce6" table:number-columns-repeated="2"/>
          <table:table-cell table:style-name="ce2" office:value-type="string">
            <text:p>2016年3月 [60]</text:p>
          </table:table-cell>
          <table:table-cell table:number-columns-repeated="1017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office:value-type="string">
            <text:p><text:s/>オーストリア </text:p>
          </table:table-cell>
          <table:table-cell table:style-name="ce3" office:value-type="float" office:value="2475800">
            <text:p>2,475,800</text:p>
          </table:table-cell>
          <table:table-cell table:style-name="ce6" table:formula="of:=[.C57]/[.$C$142]" office:value-type="percentage" office:value="0.00195253982781403">
            <text:p>0.20%</text:p>
          </table:table-cell>
          <table:table-cell table:style-name="ce6" table:number-columns-repeated="2"/>
          <table:table-cell table:style-name="ce2" office:value-type="string">
            <text:p>2016年3月 [61]</text:p>
          </table:table-cell>
          <table:table-cell table:number-columns-repeated="1017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2" office:value-type="string">
            <text:p><text:s/>ブルガリア </text:p>
          </table:table-cell>
          <table:table-cell table:style-name="ce3" office:value-type="float" office:value="2431800">
            <text:p>2,431,800</text:p>
          </table:table-cell>
          <table:table-cell table:style-name="ce6" table:formula="of:=[.C58]/[.$C$142]" office:value-type="percentage" office:value="0.00191783922500936">
            <text:p>0.19%</text:p>
          </table:table-cell>
          <table:table-cell table:style-name="ce6" table:number-columns-repeated="2"/>
          <table:table-cell table:style-name="ce2" office:value-type="string">
            <text:p>2016年3月 [22][62]</text:p>
          </table:table-cell>
          <table:table-cell table:number-columns-repeated="1017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2" office:value-type="string">
            <text:p>アンゴラの旗 アンゴラ </text:p>
          </table:table-cell>
          <table:table-cell table:style-name="ce3" office:value-type="float" office:value="2408000">
            <text:p>2,408,000</text:p>
          </table:table-cell>
          <table:table-cell table:style-name="ce6" table:formula="of:=[.C59]/[.$C$142]" office:value-type="percentage" office:value="0.00189906935349228">
            <text:p>0.19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2" office:value-type="string">
            <text:p>カタールの旗 カタール </text:p>
          </table:table-cell>
          <table:table-cell table:style-name="ce3" office:value-type="float" office:value="2403000">
            <text:p>2,403,000</text:p>
          </table:table-cell>
          <table:table-cell table:style-name="ce6" table:formula="of:=[.C60]/[.$C$142]" office:value-type="percentage" office:value="0.00189512610317357">
            <text:p>0.19%</text:p>
          </table:table-cell>
          <table:table-cell table:style-name="ce6" table:number-columns-repeated="2"/>
          <table:table-cell table:style-name="ce2" office:value-type="string">
            <text:p>2017年7月 [22]</text:p>
          </table:table-cell>
          <table:table-cell table:number-columns-repeated="1017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2" office:value-type="string">
            <text:p>モロッコの旗 モロッコ </text:p>
          </table:table-cell>
          <table:table-cell table:style-name="ce3" office:value-type="float" office:value="2392700">
            <text:p>2,392,700</text:p>
          </table:table-cell>
          <table:table-cell table:style-name="ce6" table:formula="of:=[.C61]/[.$C$142]" office:value-type="percentage" office:value="0.00188700300751702">
            <text:p>0.19%</text:p>
          </table:table-cell>
          <table:table-cell table:style-name="ce6" table:number-columns-repeated="2"/>
          <table:table-cell table:style-name="ce2" office:value-type="string">
            <text:p>2016年2月 [22][63][64]</text:p>
          </table:table-cell>
          <table:table-cell table:number-columns-repeated="1017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2" office:value-type="string">
            <text:p><text:s/>ニュージーランド </text:p>
          </table:table-cell>
          <table:table-cell table:style-name="ce3" office:value-type="float" office:value="2218300">
            <text:p>2,218,300</text:p>
          </table:table-cell>
          <table:table-cell table:style-name="ce6" table:formula="of:=[.C62]/[.$C$142]" office:value-type="percentage" office:value="0.0017494624364003">
            <text:p>0.17%</text:p>
          </table:table-cell>
          <table:table-cell table:style-name="ce6" table:number-columns-repeated="2"/>
          <table:table-cell table:style-name="ce2" office:value-type="string">
            <text:p>2018年3月31日 [65]</text:p>
          </table:table-cell>
          <table:table-cell table:number-columns-repeated="1017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string">
            <text:p>ポルトガルの旗 ポルトガル </text:p>
          </table:table-cell>
          <table:table-cell table:style-name="ce3" office:value-type="float" office:value="2132800">
            <text:p>2,132,800</text:p>
          </table:table-cell>
          <table:table-cell table:style-name="ce6" table:formula="of:=[.C63]/[.$C$142]" office:value-type="percentage" office:value="0.00168203285595031">
            <text:p>0.17%</text:p>
          </table:table-cell>
          <table:table-cell table:style-name="ce6" table:number-columns-repeated="2"/>
          <table:table-cell table:style-name="ce2" office:value-type="string">
            <text:p>2016年3月 [66]</text:p>
          </table:table-cell>
          <table:table-cell table:number-columns-repeated="1017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2" office:value-type="string">
            <text:p><text:s/>マカオ </text:p>
          </table:table-cell>
          <table:table-cell table:style-name="ce3" office:value-type="float" office:value="1933000">
            <text:p>1,933,000</text:p>
          </table:table-cell>
          <table:table-cell table:style-name="ce6" table:formula="of:=[.C64]/[.$C$142]" office:value-type="percentage" office:value="0.00152446057321453">
            <text:p>0.15%</text:p>
          </table:table-cell>
          <table:table-cell table:style-name="ce6" table:number-columns-repeated="2"/>
          <table:table-cell table:style-name="ce2" office:value-type="string">
            <text:p>2016年10月 [67]</text:p>
          </table:table-cell>
          <table:table-cell table:number-columns-repeated="1017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2" office:value-type="string">
            <text:p><text:s/>オマーン </text:p>
          </table:table-cell>
          <table:table-cell table:style-name="ce3" office:value-type="float" office:value="1754000">
            <text:p>1,754,000</text:p>
          </table:table-cell>
          <table:table-cell table:style-name="ce6" table:formula="of:=[.C65]/[.$C$142]" office:value-type="percentage" office:value="0.00138329221180459">
            <text:p>0.14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2" office:value-type="string">
            <text:p><text:s/>ウクライナ </text:p>
          </table:table-cell>
          <table:table-cell table:style-name="ce3" office:value-type="float" office:value="1717500">
            <text:p>1,717,500</text:p>
          </table:table-cell>
          <table:table-cell table:style-name="ce6" table:formula="of:=[.C66]/[.$C$142]" office:value-type="percentage" office:value="0.00135450648447799">
            <text:p>0.14%</text:p>
          </table:table-cell>
          <table:table-cell table:style-name="ce6" table:number-columns-repeated="2"/>
          <table:table-cell table:style-name="ce2" office:value-type="string">
            <text:p>2017年5月1日 [68]</text:p>
          </table:table-cell>
          <table:table-cell table:number-columns-repeated="1017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office:value-type="string">
            <text:p>ヨルダンの旗 ヨルダン </text:p>
          </table:table-cell>
          <table:table-cell table:style-name="ce3" office:value-type="float" office:value="1536000">
            <text:p>1,536,000</text:p>
          </table:table-cell>
          <table:table-cell table:style-name="ce6" table:formula="of:=[.C67]/[.$C$142]" office:value-type="percentage" office:value="0.0012113664979087">
            <text:p>0.12%</text:p>
          </table:table-cell>
          <table:table-cell table:style-name="ce6" table:number-columns-repeated="2"/>
          <table:table-cell table:style-name="ce2" office:value-type="string">
            <text:p>2017年8月 [69]</text:p>
          </table:table-cell>
          <table:table-cell table:number-columns-repeated="1017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2" office:value-type="string">
            <text:p><text:s/>ウズベキスタン </text:p>
          </table:table-cell>
          <table:table-cell table:style-name="ce3" office:value-type="float" office:value="1500000">
            <text:p>1,500,000</text:p>
          </table:table-cell>
          <table:table-cell table:style-name="ce6" table:formula="of:=[.C68]/[.$C$142]" office:value-type="percentage" office:value="0.00118297509561396">
            <text:p>0.12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2" office:value-type="string">
            <text:p>ウルグアイの旗 ウルグアイ </text:p>
          </table:table-cell>
          <table:table-cell table:style-name="ce3" office:value-type="float" office:value="1437700">
            <text:p>1,437,700</text:p>
          </table:table-cell>
          <table:table-cell table:style-name="ce6" table:formula="of:=[.C69]/[.$C$142]" office:value-type="percentage" office:value="0.0011338421966428">
            <text:p>0.11%</text:p>
          </table:table-cell>
          <table:table-cell table:style-name="ce6" table:number-columns-repeated="2"/>
          <table:table-cell table:style-name="ce2" office:value-type="string">
            <text:p>2016年2月 [70]</text:p>
          </table:table-cell>
          <table:table-cell table:number-columns-repeated="1017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2" office:value-type="string">
            <text:p>クロアチアの旗 クロアチア </text:p>
          </table:table-cell>
          <table:table-cell table:style-name="ce3" office:value-type="float" office:value="1430700">
            <text:p>1,430,700</text:p>
          </table:table-cell>
          <table:table-cell table:style-name="ce6" table:formula="of:=[.C70]/[.$C$142]" office:value-type="percentage" office:value="0.0011283216461966">
            <text:p>0.11%</text:p>
          </table:table-cell>
          <table:table-cell table:style-name="ce6" table:number-columns-repeated="2"/>
          <table:table-cell table:style-name="ce2" office:value-type="string">
            <text:p>2016年2月 [22][71]</text:p>
          </table:table-cell>
          <table:table-cell table:number-columns-repeated="1017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2" office:value-type="string">
            <text:p>トルクメニスタンの旗 トルクメニスタン </text:p>
          </table:table-cell>
          <table:table-cell table:style-name="ce3" office:value-type="float" office:value="1362000">
            <text:p>1,362,000</text:p>
          </table:table-cell>
          <table:table-cell table:style-name="ce6" table:formula="of:=[.C71]/[.$C$142]" office:value-type="percentage" office:value="0.00107414138681748">
            <text:p>0.11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2" office:value-type="string">
            <text:p><text:s/>ボリビア </text:p>
          </table:table-cell>
          <table:table-cell table:style-name="ce3" office:value-type="float" office:value="1281800">
            <text:p>1,281,800</text:p>
          </table:table-cell>
          <table:table-cell table:style-name="ce6" table:formula="of:=[.C72]/[.$C$142]" office:value-type="percentage" office:value="0.00101089165170532">
            <text:p>0.10%</text:p>
          </table:table-cell>
          <table:table-cell table:style-name="ce6" table:number-columns-repeated="2"/>
          <table:table-cell table:style-name="ce2" office:value-type="string">
            <text:p>2016年1月 [72]</text:p>
          </table:table-cell>
          <table:table-cell table:number-columns-repeated="1017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office:value-type="string">
            <text:p>セルビアの旗 セルビア </text:p>
          </table:table-cell>
          <table:table-cell table:style-name="ce3" office:value-type="float" office:value="1215000">
            <text:p>1,215,000</text:p>
          </table:table-cell>
          <table:table-cell table:style-name="ce6" table:formula="of:=[.C73]/[.$C$142]" office:value-type="percentage" office:value="0.000958209827447309">
            <text:p>0.10%</text:p>
          </table:table-cell>
          <table:table-cell table:style-name="ce6" table:number-columns-repeated="2"/>
          <table:table-cell table:style-name="ce2" office:value-type="string">
            <text:p>2018年2月 [73]</text:p>
          </table:table-cell>
          <table:table-cell table:number-columns-repeated="1017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2" office:value-type="string">
            <text:p><text:s/>キューバ </text:p>
          </table:table-cell>
          <table:table-cell table:style-name="ce3" office:value-type="float" office:value="1210000">
            <text:p>1,210,000</text:p>
          </table:table-cell>
          <table:table-cell table:style-name="ce6" table:formula="of:=[.C74]/[.$C$142]" office:value-type="percentage" office:value="0.000954266577128596">
            <text:p>0.10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2" office:value-type="string">
            <text:p>カンボジアの旗 カンボジア </text:p>
          </table:table-cell>
          <table:table-cell table:style-name="ce3" office:value-type="float" office:value="1127900">
            <text:p>1,127,900</text:p>
          </table:table-cell>
          <table:table-cell table:style-name="ce6" table:formula="of:=[.C75]/[.$C$142]" office:value-type="percentage" office:value="0.000889518406895325">
            <text:p>0.09%</text:p>
          </table:table-cell>
          <table:table-cell table:style-name="ce6" table:number-columns-repeated="2"/>
          <table:table-cell table:style-name="ce2" office:value-type="string">
            <text:p>2018年2月 [74]</text:p>
          </table:table-cell>
          <table:table-cell table:number-columns-repeated="1017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2" office:value-type="string">
            <text:p><text:s/>フィンランド </text:p>
          </table:table-cell>
          <table:table-cell table:style-name="ce3" office:value-type="float" office:value="1055200">
            <text:p>1,055,200</text:p>
          </table:table-cell>
          <table:table-cell table:style-name="ce6" table:formula="of:=[.C76]/[.$C$142]" office:value-type="percentage" office:value="0.000832183547261235">
            <text:p>0.08%</text:p>
          </table:table-cell>
          <table:table-cell table:style-name="ce6" table:number-columns-repeated="2"/>
          <table:table-cell table:style-name="ce2" office:value-type="string">
            <text:p>2018年3月 [75]</text:p>
          </table:table-cell>
          <table:table-cell table:number-columns-repeated="1017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2" office:value-type="string">
            <text:p>ベネズエラの旗 ベネズエラ </text:p>
          </table:table-cell>
          <table:table-cell table:style-name="ce3" office:value-type="float" office:value="959100">
            <text:p>959,100</text:p>
          </table:table-cell>
          <table:table-cell table:style-name="ce6" table:formula="of:=[.C77]/[.$C$142]" office:value-type="percentage" office:value="0.000756394276135567">
            <text:p>0.08%</text:p>
          </table:table-cell>
          <table:table-cell table:style-name="ce6" table:number-columns-repeated="2"/>
          <table:table-cell table:style-name="ce2" office:value-type="string">
            <text:p>2018年3月 [76]</text:p>
          </table:table-cell>
          <table:table-cell table:number-columns-repeated="1017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office:value-type="string">
            <text:p><text:s/>パキスタン </text:p>
          </table:table-cell>
          <table:table-cell table:style-name="ce3" office:value-type="float" office:value="947900">
            <text:p>947,900</text:p>
          </table:table-cell>
          <table:table-cell table:style-name="ce6" table:formula="of:=[.C78]/[.$C$142]" office:value-type="percentage" office:value="0.00074756139542165">
            <text:p>0.07%</text:p>
          </table:table-cell>
          <table:table-cell table:style-name="ce6" table:number-columns-repeated="2"/>
          <table:table-cell table:style-name="ce2" office:value-type="string">
            <text:p>2018年7月6日 [77]</text:p>
          </table:table-cell>
          <table:table-cell table:number-columns-repeated="1017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2" office:value-type="string">
            <text:p>ネパールの旗 ネパール </text:p>
          </table:table-cell>
          <table:table-cell table:style-name="ce3" office:value-type="float" office:value="930300">
            <text:p>930,300</text:p>
          </table:table-cell>
          <table:table-cell table:style-name="ce6" table:formula="of:=[.C79]/[.$C$142]" office:value-type="percentage" office:value="0.000733681154299779">
            <text:p>0.07%</text:p>
          </table:table-cell>
          <table:table-cell table:style-name="ce6" table:number-columns-repeated="2"/>
          <table:table-cell table:style-name="ce2" office:value-type="string">
            <text:p>2018年5月15日 [78]</text:p>
          </table:table-cell>
          <table:table-cell table:number-columns-repeated="1017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2" office:value-type="string">
            <text:p>ミャンマーの旗 ミャンマー </text:p>
          </table:table-cell>
          <table:table-cell table:style-name="ce3" office:value-type="float" office:value="846300">
            <text:p>846,300</text:p>
          </table:table-cell>
          <table:table-cell table:style-name="ce6" table:formula="of:=[.C80]/[.$C$142]" office:value-type="percentage" office:value="0.000667434548945397">
            <text:p>0.07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string">
            <text:p><text:s/>ケニア </text:p>
          </table:table-cell>
          <table:table-cell table:style-name="ce3" office:value-type="float" office:value="824900">
            <text:p>824,900</text:p>
          </table:table-cell>
          <table:table-cell table:style-name="ce6" table:formula="of:=[.C81]/[.$C$142]" office:value-type="percentage" office:value="0.000650557437581305">
            <text:p>0.07%</text:p>
          </table:table-cell>
          <table:table-cell table:style-name="ce6" table:number-columns-repeated="2"/>
          <table:table-cell table:style-name="ce2" office:value-type="string">
            <text:p>2017年6月30日 [79]</text:p>
          </table:table-cell>
          <table:table-cell table:number-columns-repeated="1017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string">
            <text:p>トリニダード・トバゴの旗 トリニダード・トバゴ </text:p>
          </table:table-cell>
          <table:table-cell table:style-name="ce3" office:value-type="float" office:value="811100">
            <text:p>811,100</text:p>
          </table:table-cell>
          <table:table-cell table:style-name="ce6" table:formula="of:=[.C82]/[.$C$142]" office:value-type="percentage" office:value="0.000639674066701656">
            <text:p>0.06%</text:p>
          </table:table-cell>
          <table:table-cell table:style-name="ce6" table:number-columns-repeated="2"/>
          <table:table-cell table:style-name="ce2" office:value-type="string">
            <text:p>2018年4月 [81]</text:p>
          </table:table-cell>
          <table:table-cell table:number-columns-repeated="1017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2" office:value-type="string">
            <text:p>朝鮮民主主義人民共和国の旗 北朝鮮 </text:p>
          </table:table-cell>
          <table:table-cell table:style-name="ce3" office:value-type="float" office:value="800000">
            <text:p>800,000</text:p>
          </table:table-cell>
          <table:table-cell table:style-name="ce6" table:formula="of:=[.C83]/[.$C$142]" office:value-type="percentage" office:value="0.000630920050994113">
            <text:p>0.06%</text:p>
          </table:table-cell>
          <table:table-cell table:style-name="ce6" table:number-columns-repeated="2"/>
          <table:table-cell table:style-name="ce2" office:value-type="string">
            <text:p>2013年11月 [80]</text:p>
          </table:table-cell>
          <table:table-cell table:number-columns-repeated="1017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2" office:value-type="string">
            <text:p>コスタリカの旗 コスタリカ </text:p>
          </table:table-cell>
          <table:table-cell table:style-name="ce3" office:value-type="float" office:value="778400">
            <text:p>778,400</text:p>
          </table:table-cell>
          <table:table-cell table:style-name="ce6" table:formula="of:=[.C84]/[.$C$142]" office:value-type="percentage" office:value="0.000613885209617272">
            <text:p>0.06%</text:p>
          </table:table-cell>
          <table:table-cell table:style-name="ce6" table:number-columns-repeated="2"/>
          <table:table-cell table:style-name="ce2" office:value-type="string">
            <text:p>2016年2月 [82]</text:p>
          </table:table-cell>
          <table:table-cell table:number-columns-repeated="1017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2" office:value-type="string">
            <text:p>スリランカの旗 スリランカ </text:p>
          </table:table-cell>
          <table:table-cell table:style-name="ce3" office:value-type="float" office:value="766900">
            <text:p>766,900</text:p>
          </table:table-cell>
          <table:table-cell table:style-name="ce6" table:formula="of:=[.C85]/[.$C$142]" office:value-type="percentage" office:value="0.000604815733884232">
            <text:p>0.06%</text:p>
          </table:table-cell>
          <table:table-cell table:style-name="ce6" table:number-columns-repeated="2"/>
          <table:table-cell table:style-name="ce2" office:value-type="string">
            <text:p>2018年1月 [83]</text:p>
          </table:table-cell>
          <table:table-cell table:number-columns-repeated="1017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2" office:value-type="string">
            <text:p>グアテマラの旗 グアテマラ </text:p>
          </table:table-cell>
          <table:table-cell table:style-name="ce3" office:value-type="float" office:value="765800">
            <text:p>765,800</text:p>
          </table:table-cell>
          <table:table-cell table:style-name="ce6" table:formula="of:=[.C86]/[.$C$142]" office:value-type="percentage" office:value="0.000603948218814115">
            <text:p>0.06%</text:p>
          </table:table-cell>
          <table:table-cell table:style-name="ce6" table:number-columns-repeated="2"/>
          <table:table-cell table:style-name="ce2" office:value-type="string">
            <text:p>2016年3月 [84]</text:p>
          </table:table-cell>
          <table:table-cell table:number-columns-repeated="1017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2" office:value-type="string">
            <text:p>ボツワナの旗 ボツワナ </text:p>
          </table:table-cell>
          <table:table-cell table:style-name="ce3" office:value-type="float" office:value="754600">
            <text:p>754,600</text:p>
          </table:table-cell>
          <table:table-cell table:style-name="ce6" table:formula="of:=[.C87]/[.$C$142]" office:value-type="percentage" office:value="0.000595115338100197">
            <text:p>0.06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2" office:value-type="string">
            <text:p>ギリシャの旗 ギリシャ </text:p>
          </table:table-cell>
          <table:table-cell table:style-name="ce3" office:value-type="float" office:value="753500">
            <text:p>753,500</text:p>
          </table:table-cell>
          <table:table-cell table:style-name="ce6" table:formula="of:=[.C88]/[.$C$142]" office:value-type="percentage" office:value="0.00059424782303008">
            <text:p>0.06%</text:p>
          </table:table-cell>
          <table:table-cell table:style-name="ce6" table:number-columns-repeated="2"/>
          <table:table-cell table:style-name="ce2" office:value-type="string">
            <text:p>2016年3月 [85]</text:p>
          </table:table-cell>
          <table:table-cell table:number-columns-repeated="1017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2" office:value-type="string">
            <text:p>アフガニスタンの旗 アフガニスタン </text:p>
          </table:table-cell>
          <table:table-cell table:style-name="ce3" office:value-type="float" office:value="750000">
            <text:p>750,000</text:p>
          </table:table-cell>
          <table:table-cell table:style-name="ce6" table:formula="of:=[.C89]/[.$C$142]" office:value-type="percentage" office:value="0.000591487547806981">
            <text:p>0.06%</text:p>
          </table:table-cell>
          <table:table-cell table:style-name="ce6" table:number-columns-repeated="2"/>
          <table:table-cell table:style-name="ce2" office:value-type="string">
            <text:p>2017年12月31日 [86]</text:p>
          </table:table-cell>
          <table:table-cell table:number-columns-repeated="1017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2" office:value-type="string">
            <text:p>チュニジアの旗 チュニジア </text:p>
          </table:table-cell>
          <table:table-cell table:style-name="ce3" office:value-type="float" office:value="671400">
            <text:p>671,400</text:p>
          </table:table-cell>
          <table:table-cell table:style-name="ce6" table:formula="of:=[.C90]/[.$C$142]" office:value-type="percentage" office:value="0.000529499652796809">
            <text:p>0.05%</text:p>
          </table:table-cell>
          <table:table-cell table:style-name="ce6" table:number-columns-repeated="2"/>
          <table:table-cell table:style-name="ce2" office:value-type="string">
            <text:p>2016年2月 [87]</text:p>
          </table:table-cell>
          <table:table-cell table:number-columns-repeated="1017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string">
            <text:p>ドミニカ共和国の旗 ドミニカ共和国 </text:p>
          </table:table-cell>
          <table:table-cell table:style-name="ce3" office:value-type="float" office:value="645900">
            <text:p>645,900</text:p>
          </table:table-cell>
          <table:table-cell table:style-name="ce6" table:formula="of:=[.C91]/[.$C$142]" office:value-type="percentage" office:value="0.000509389076171372">
            <text:p>0.05%</text:p>
          </table:table-cell>
          <table:table-cell table:style-name="ce6" table:number-columns-repeated="2"/>
          <table:table-cell table:style-name="ce2" office:value-type="string">
            <text:p>2017年3月 [88]</text:p>
          </table:table-cell>
          <table:table-cell table:number-columns-repeated="1017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office:value-type="string">
            <text:p>アイスランドの旗 アイスランド </text:p>
          </table:table-cell>
          <table:table-cell table:style-name="ce3" office:value-type="float" office:value="618600">
            <text:p>618,600</text:p>
          </table:table-cell>
          <table:table-cell table:style-name="ce6" table:formula="of:=[.C92]/[.$C$142]" office:value-type="percentage" office:value="0.000487858929431198">
            <text:p>0.05%</text:p>
          </table:table-cell>
          <table:table-cell table:style-name="ce6" table:number-columns-repeated="2"/>
          <table:table-cell table:style-name="ce2" office:value-type="string">
            <text:p>2016年4月 [89]</text:p>
          </table:table-cell>
          <table:table-cell table:number-columns-repeated="1017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string">
            <text:p>パラグアイの旗 パラグアイ </text:p>
          </table:table-cell>
          <table:table-cell table:style-name="ce3" office:value-type="float" office:value="593900">
            <text:p>593,900</text:p>
          </table:table-cell>
          <table:table-cell table:style-name="ce6" table:formula="of:=[.C93]/[.$C$142]" office:value-type="percentage" office:value="0.000468379272856755">
            <text:p>0.05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2" office:value-type="string">
            <text:p><text:s/>ガーナ </text:p>
          </table:table-cell>
          <table:table-cell table:style-name="ce3" office:value-type="float" office:value="588500">
            <text:p>588,500</text:p>
          </table:table-cell>
          <table:table-cell table:style-name="ce6" table:formula="of:=[.C94]/[.$C$142]" office:value-type="percentage" office:value="0.000464120562512544">
            <text:p>0.05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2" office:value-type="string">
            <text:p>ボスニア・ヘルツェゴビナの旗 ボスニア・ヘルツェゴビナ </text:p>
          </table:table-cell>
          <table:table-cell table:style-name="ce3" office:value-type="float" office:value="537000">
            <text:p>537,000</text:p>
          </table:table-cell>
          <table:table-cell table:style-name="ce6" table:formula="of:=[.C95]/[.$C$142]" office:value-type="percentage" office:value="0.000423505084229798">
            <text:p>0.04%</text:p>
          </table:table-cell>
          <table:table-cell table:style-name="ce6" table:number-columns-repeated="2"/>
          <table:table-cell table:style-name="ce2" office:value-type="string">
            <text:p>2017年12月 [90]</text:p>
          </table:table-cell>
          <table:table-cell table:number-columns-repeated="1017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<text:s/>ベラルーシ </text:p>
          </table:table-cell>
          <table:table-cell table:style-name="ce3" office:value-type="float" office:value="481700">
            <text:p>481,700</text:p>
          </table:table-cell>
          <table:table-cell table:style-name="ce6" table:formula="of:=[.C96]/[.$C$142]" office:value-type="percentage" office:value="0.00037989273570483">
            <text:p>0.04%</text:p>
          </table:table-cell>
          <table:table-cell table:style-name="ce6" table:number-columns-repeated="2"/>
          <table:table-cell table:style-name="ce2" office:value-type="string">
            <text:p>2016年11月1日 [91][92]</text:p>
          </table:table-cell>
          <table:table-cell table:number-columns-repeated="1017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2" office:value-type="string">
            <text:p>コートジボワールの旗 コートジボワール </text:p>
          </table:table-cell>
          <table:table-cell table:style-name="ce3" office:value-type="float" office:value="471600">
            <text:p>471,600</text:p>
          </table:table-cell>
          <table:table-cell table:style-name="ce6" table:formula="of:=[.C97]/[.$C$142]" office:value-type="percentage" office:value="0.00037192737006103">
            <text:p>0.04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2" office:value-type="string">
            <text:p>バーレーンの旗 バーレーン </text:p>
          </table:table-cell>
          <table:table-cell table:style-name="ce3" office:value-type="float" office:value="465700">
            <text:p>465,700</text:p>
          </table:table-cell>
          <table:table-cell table:style-name="ce6" table:formula="of:=[.C98]/[.$C$142]" office:value-type="percentage" office:value="0.000367274334684948">
            <text:p>0.04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2" office:value-type="string">
            <text:p>モーリシャスの旗 モーリシャス </text:p>
          </table:table-cell>
          <table:table-cell table:style-name="ce3" office:value-type="float" office:value="449800">
            <text:p>449,800</text:p>
          </table:table-cell>
          <table:table-cell table:style-name="ce6" table:formula="of:=[.C99]/[.$C$142]" office:value-type="percentage" office:value="0.00035473479867144">
            <text:p>0.04%</text:p>
          </table:table-cell>
          <table:table-cell table:style-name="ce6" table:number-columns-repeated="2"/>
          <table:table-cell table:style-name="ce2" office:value-type="string">
            <text:p>2016年3月 [93]</text:p>
          </table:table-cell>
          <table:table-cell table:number-columns-repeated="1017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2" office:value-type="string">
            <text:p>タンザニアの旗 タンザニア </text:p>
          </table:table-cell>
          <table:table-cell table:style-name="ce3" office:value-type="float" office:value="407300">
            <text:p>407,300</text:p>
          </table:table-cell>
          <table:table-cell table:style-name="ce6" table:formula="of:=[.C100]/[.$C$142]" office:value-type="percentage" office:value="0.000321217170962378">
            <text:p>0.03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2" office:value-type="string">
            <text:p>ホンジュラスの旗 ホンジュラス </text:p>
          </table:table-cell>
          <table:table-cell table:style-name="ce3" office:value-type="float" office:value="375500">
            <text:p>375,500</text:p>
          </table:table-cell>
          <table:table-cell table:style-name="ce6" table:formula="of:=[.C101]/[.$C$142]" office:value-type="percentage" office:value="0.000296138098935362">
            <text:p>0.03%</text:p>
          </table:table-cell>
          <table:table-cell table:style-name="ce6" table:number-columns-repeated="2"/>
          <table:table-cell table:style-name="ce2" office:value-type="string">
            <text:p>2016年3月 [94]</text:p>
          </table:table-cell>
          <table:table-cell table:number-columns-repeated="1017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2" office:value-type="string">
            <text:p><text:s/>ラトビア </text:p>
          </table:table-cell>
          <table:table-cell table:style-name="ce3" office:value-type="float" office:value="352000">
            <text:p>352,000</text:p>
          </table:table-cell>
          <table:table-cell table:style-name="ce6" table:formula="of:=[.C102]/[.$C$142]" office:value-type="percentage" office:value="0.00027760482243741">
            <text:p>0.03%</text:p>
          </table:table-cell>
          <table:table-cell table:style-name="ce6" table:number-columns-repeated="2"/>
          <table:table-cell table:style-name="ce2" office:value-type="string">
            <text:p>2016年3月 [63][95]</text:p>
          </table:table-cell>
          <table:table-cell table:number-columns-repeated="1017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string">
            <text:p>パナマの旗 パナマ </text:p>
          </table:table-cell>
          <table:table-cell table:style-name="ce3" office:value-type="float" office:value="337800">
            <text:p>337,800</text:p>
          </table:table-cell>
          <table:table-cell table:style-name="ce6" table:formula="of:=[.C103]/[.$C$142]" office:value-type="percentage" office:value="0.000266405991532264">
            <text:p>0.03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2" office:value-type="string">
            <text:p>ブルネイの旗 ブルネイ </text:p>
          </table:table-cell>
          <table:table-cell table:style-name="ce3" office:value-type="float" office:value="336600">
            <text:p>336,600</text:p>
          </table:table-cell>
          <table:table-cell table:style-name="ce6" table:formula="of:=[.C104]/[.$C$142]" office:value-type="percentage" office:value="0.000265459611455773">
            <text:p>0.03%</text:p>
          </table:table-cell>
          <table:table-cell table:style-name="ce6" table:number-columns-repeated="2"/>
          <table:table-cell table:style-name="ce2" office:value-type="string">
            <text:p>2015年 [96]</text:p>
          </table:table-cell>
          <table:table-cell table:number-columns-repeated="1017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2" office:value-type="string">
            <text:p>アイルランドの旗 アイルランド </text:p>
          </table:table-cell>
          <table:table-cell table:style-name="ce3" office:value-type="float" office:value="334700">
            <text:p>334,700</text:p>
          </table:table-cell>
          <table:table-cell table:style-name="ce6" table:formula="of:=[.C105]/[.$C$142]" office:value-type="percentage" office:value="0.000263961176334662">
            <text:p>0.03%</text:p>
          </table:table-cell>
          <table:table-cell table:style-name="ce6" table:number-columns-repeated="2"/>
          <table:table-cell table:style-name="ce2" office:value-type="string">
            <text:p>2016年3月 [63][97]</text:p>
          </table:table-cell>
          <table:table-cell table:number-columns-repeated="1017"/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2" office:value-type="string">
            <text:p>アルバニアの旗 アルバニア </text:p>
          </table:table-cell>
          <table:table-cell table:style-name="ce3" office:value-type="float" office:value="318800">
            <text:p>318,800</text:p>
          </table:table-cell>
          <table:table-cell table:style-name="ce6" table:formula="of:=[.C106]/[.$C$142]" office:value-type="percentage" office:value="0.000251421640321154">
            <text:p>0.03%</text:p>
          </table:table-cell>
          <table:table-cell table:style-name="ce6" table:number-columns-repeated="2"/>
          <table:table-cell table:style-name="ce2" office:value-type="string">
            <text:p>2016年3月 [22][63][98]</text:p>
          </table:table-cell>
          <table:table-cell table:number-columns-repeated="1017"/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2" office:value-type="string">
            <text:p>エルサルバドルの旗 エルサルバドル </text:p>
          </table:table-cell>
          <table:table-cell table:style-name="ce3" office:value-type="float" office:value="317200">
            <text:p>317,200</text:p>
          </table:table-cell>
          <table:table-cell table:style-name="ce6" table:formula="of:=[.C107]/[.$C$142]" office:value-type="percentage" office:value="0.000250159800219166">
            <text:p>0.03%</text:p>
          </table:table-cell>
          <table:table-cell table:style-name="ce6" table:number-columns-repeated="2"/>
          <table:table-cell table:style-name="ce2" office:value-type="string">
            <text:p>2016年3月 [99]</text:p>
          </table:table-cell>
          <table:table-cell table:number-columns-repeated="1017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2" office:value-type="string">
            <text:p>エチオピアの旗 エチオピア </text:p>
          </table:table-cell>
          <table:table-cell table:style-name="ce3" office:value-type="float" office:value="311300">
            <text:p>311,300</text:p>
          </table:table-cell>
          <table:table-cell table:style-name="ce6" table:formula="of:=[.C108]/[.$C$142]" office:value-type="percentage" office:value="0.000245506764843084">
            <text:p>0.02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2" office:value-type="string">
            <text:p>ザンビアの旗 ザンビア </text:p>
          </table:table-cell>
          <table:table-cell table:style-name="ce3" office:value-type="float" office:value="296800">
            <text:p>296,800</text:p>
          </table:table-cell>
          <table:table-cell table:style-name="ce6" table:formula="of:=[.C109]/[.$C$142]" office:value-type="percentage" office:value="0.000234071338918816">
            <text:p>0.02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2" office:value-type="string">
            <text:p>ウガンダの旗 ウガンダ </text:p>
          </table:table-cell>
          <table:table-cell table:style-name="ce3" office:value-type="float" office:value="290900">
            <text:p>290,900</text:p>
          </table:table-cell>
          <table:table-cell table:style-name="ce6" table:formula="of:=[.C110]/[.$C$142]" office:value-type="percentage" office:value="0.000229418303542734">
            <text:p>0.02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2" office:value-type="string">
            <text:p>スロバキアの旗 スロバキア </text:p>
          </table:table-cell>
          <table:table-cell table:style-name="ce3" office:value-type="float" office:value="287900">
            <text:p>287,900</text:p>
          </table:table-cell>
          <table:table-cell table:style-name="ce6" table:formula="of:=[.C111]/[.$C$142]" office:value-type="percentage" office:value="0.000227052353351506">
            <text:p>0.02%</text:p>
          </table:table-cell>
          <table:table-cell table:style-name="ce6" table:number-columns-repeated="2"/>
          <table:table-cell table:style-name="ce2" office:value-type="string">
            <text:p>2016年1月 [22][100]</text:p>
          </table:table-cell>
          <table:table-cell table:number-columns-repeated="1017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2" office:value-type="string">
            <text:p>ジョージア (国)の旗 ジョージア </text:p>
          </table:table-cell>
          <table:table-cell table:style-name="ce3" office:value-type="float" office:value="276000">
            <text:p>276,000</text:p>
          </table:table-cell>
          <table:table-cell table:style-name="ce6" table:formula="of:=[.C112]/[.$C$142]" office:value-type="percentage" office:value="0.000217667417592969">
            <text:p>0.02%</text:p>
          </table:table-cell>
          <table:table-cell table:style-name="ce6" table:number-columns-repeated="2"/>
          <table:table-cell table:style-name="ce2" office:value-type="string">
            <text:p>2016年10月 [63][101][102]</text:p>
          </table:table-cell>
          <table:table-cell table:number-columns-repeated="1017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string">
            <text:p>ジャマイカの旗 ジャマイカ </text:p>
          </table:table-cell>
          <table:table-cell table:style-name="ce3" office:value-type="float" office:value="274000">
            <text:p>274,000</text:p>
          </table:table-cell>
          <table:table-cell table:style-name="ce6" table:formula="of:=[.C113]/[.$C$142]" office:value-type="percentage" office:value="0.000216090117465484">
            <text:p>0.02%</text:p>
          </table:table-cell>
          <table:table-cell table:style-name="ce6" table:number-columns-repeated="2"/>
          <table:table-cell table:style-name="ce2" office:value-type="string">
            <text:p>2016年2月 [22][63][103]</text:p>
          </table:table-cell>
          <table:table-cell table:number-columns-repeated="1017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2" office:value-type="string">
            <text:p>カメルーンの旗 カメルーン </text:p>
          </table:table-cell>
          <table:table-cell table:style-name="ce3" office:value-type="float" office:value="271400">
            <text:p>271,400</text:p>
          </table:table-cell>
          <table:table-cell table:style-name="ce6" table:formula="of:=[.C114]/[.$C$142]" office:value-type="percentage" office:value="0.000214039627299753">
            <text:p>0.02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2" office:value-type="string">
            <text:p>モザンビークの旗 モザンビーク </text:p>
          </table:table-cell>
          <table:table-cell table:style-name="ce3" office:value-type="float" office:value="258200">
            <text:p>258,200</text:p>
          </table:table-cell>
          <table:table-cell table:style-name="ce6" table:formula="of:=[.C115]/[.$C$142]" office:value-type="percentage" office:value="0.00020362944645835">
            <text:p>0.02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13">
            <text:p>113</text:p>
          </table:table-cell>
          <table:table-cell table:style-name="ce2" office:value-type="string">
            <text:p>ニカラグアの旗 ニカラグア </text:p>
          </table:table-cell>
          <table:table-cell table:style-name="ce3" office:value-type="float" office:value="252000">
            <text:p>252,000</text:p>
          </table:table-cell>
          <table:table-cell table:style-name="ce6" table:formula="of:=[.C116]/[.$C$142]" office:value-type="percentage" office:value="0.000198739816063146">
            <text:p>0.02%</text:p>
          </table:table-cell>
          <table:table-cell table:style-name="ce6" table:number-columns-repeated="2"/>
          <table:table-cell table:style-name="ce2" office:value-type="string">
            <text:p>2016年4月 [22][63][104]</text:p>
          </table:table-cell>
          <table:table-cell table:number-columns-repeated="1017"/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2" office:value-type="string">
            <text:p>エクアドルの旗 エクアドル </text:p>
          </table:table-cell>
          <table:table-cell table:style-name="ce3" office:value-type="float" office:value="249600">
            <text:p>249,600</text:p>
          </table:table-cell>
          <table:table-cell table:style-name="ce6" table:formula="of:=[.C117]/[.$C$142]" office:value-type="percentage" office:value="0.000196847055910163">
            <text:p>0.02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15">
            <text:p>115</text:p>
          </table:table-cell>
          <table:table-cell table:style-name="ce2" office:value-type="string">
            <text:p>北マケドニア共和国の旗 北マケドニア </text:p>
          </table:table-cell>
          <table:table-cell table:style-name="ce3" office:value-type="float" office:value="248000">
            <text:p>248,000</text:p>
          </table:table-cell>
          <table:table-cell table:style-name="ce6" table:formula="of:=[.C118]/[.$C$142]" office:value-type="percentage" office:value="0.000195585215808175">
            <text:p>0.02%</text:p>
          </table:table-cell>
          <table:table-cell table:style-name="ce6" table:number-columns-repeated="2"/>
          <table:table-cell table:style-name="ce2" office:value-type="string">
            <text:p>2016年2月 [22][63][105]</text:p>
          </table:table-cell>
          <table:table-cell table:number-columns-repeated="1017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2" office:value-type="string">
            <text:p><text:s/>コンゴ共和国 </text:p>
          </table:table-cell>
          <table:table-cell table:style-name="ce3" office:value-type="float" office:value="224400">
            <text:p>224,400</text:p>
          </table:table-cell>
          <table:table-cell table:style-name="ce6" table:formula="of:=[.C119]/[.$C$142]" office:value-type="percentage" office:value="0.000176973074303849">
            <text:p>0.02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2" office:value-type="string">
            <text:p>モルドバの旗 モルドバ </text:p>
          </table:table-cell>
          <table:table-cell table:style-name="ce3" office:value-type="float" office:value="209800">
            <text:p>209,800</text:p>
          </table:table-cell>
          <table:table-cell table:style-name="ce6" table:formula="of:=[.C120]/[.$C$142]" office:value-type="percentage" office:value="0.000165458783373206">
            <text:p>0.02%</text:p>
          </table:table-cell>
          <table:table-cell table:style-name="ce6" table:number-columns-repeated="2"/>
          <table:table-cell table:style-name="ce2" office:value-type="string">
            <text:p>2016年11月25日 [106][107][108]</text:p>
          </table:table-cell>
          <table:table-cell table:number-columns-repeated="1017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2" office:value-type="string">
            <text:p>セネガルの旗 セネガル </text:p>
          </table:table-cell>
          <table:table-cell table:style-name="ce3" office:value-type="float" office:value="201200">
            <text:p>201,200</text:p>
          </table:table-cell>
          <table:table-cell table:style-name="ce6" table:formula="of:=[.C121]/[.$C$142]" office:value-type="percentage" office:value="0.000158676392825019">
            <text:p>0.02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2" office:value-type="string">
            <text:p>アルメニアの旗 アルメニア </text:p>
          </table:table-cell>
          <table:table-cell table:style-name="ce3" office:value-type="float" office:value="200800">
            <text:p>200,800</text:p>
          </table:table-cell>
          <table:table-cell table:style-name="ce6" table:formula="of:=[.C122]/[.$C$142]" office:value-type="percentage" office:value="0.000158360932799522">
            <text:p>0.02%</text:p>
          </table:table-cell>
          <table:table-cell table:style-name="ce6" table:number-columns-repeated="2"/>
          <table:table-cell table:style-name="ce2" office:value-type="string">
            <text:p>2018年5月 [109]</text:p>
          </table:table-cell>
          <table:table-cell table:number-columns-repeated="1017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2" office:value-type="string">
            <text:p>イエメンの旗 イエメン </text:p>
          </table:table-cell>
          <table:table-cell table:style-name="ce3" office:value-type="float" office:value="197800">
            <text:p>197,800</text:p>
          </table:table-cell>
          <table:table-cell table:style-name="ce6" table:formula="of:=[.C123]/[.$C$142]" office:value-type="percentage" office:value="0.000155994982608294">
            <text:p>0.02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2" office:value-type="string">
            <text:p>キルギスの旗 キルギス </text:p>
          </table:table-cell>
          <table:table-cell table:style-name="ce3" office:value-type="float" office:value="194400">
            <text:p>194,400</text:p>
          </table:table-cell>
          <table:table-cell table:style-name="ce6" table:formula="of:=[.C124]/[.$C$142]" office:value-type="percentage" office:value="0.000153313572391569">
            <text:p>0.02%</text:p>
          </table:table-cell>
          <table:table-cell table:style-name="ce6" table:number-columns-repeated="2"/>
          <table:table-cell table:style-name="ce2" office:value-type="string">
            <text:p>2016年10月 [22][63][110][111]</text:p>
          </table:table-cell>
          <table:table-cell table:number-columns-repeated="1017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2" office:value-type="string">
            <text:p>ハイチの旗 ハイチ </text:p>
          </table:table-cell>
          <table:table-cell table:style-name="ce3" office:value-type="float" office:value="191900">
            <text:p>191,900</text:p>
          </table:table-cell>
          <table:table-cell table:style-name="ce6" table:formula="of:=[.C125]/[.$C$142]" office:value-type="percentage" office:value="0.000151341947232213">
            <text:p>0.02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23">
            <text:p>123</text:p>
          </table:table-cell>
          <table:table-cell table:style-name="ce2" office:value-type="string">
            <text:p>ガボンの旗 ガボン </text:p>
          </table:table-cell>
          <table:table-cell table:style-name="ce3" office:value-type="float" office:value="187800">
            <text:p>187,800</text:p>
          </table:table-cell>
          <table:table-cell table:style-name="ce6" table:formula="of:=[.C126]/[.$C$142]" office:value-type="percentage" office:value="0.000148108481970868">
            <text:p>0.01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2" office:value-type="string">
            <text:p>キュラソーの旗 キュラソー </text:p>
          </table:table-cell>
          <table:table-cell table:style-name="ce3" office:value-type="float" office:value="179100">
            <text:p>179,100</text:p>
          </table:table-cell>
          <table:table-cell table:style-name="ce6" table:formula="of:=[.C127]/[.$C$142]" office:value-type="percentage" office:value="0.000141247226416307">
            <text:p>0.01%</text:p>
          </table:table-cell>
          <table:table-cell table:style-name="ce6" table:number-columns-repeated="2"/>
          <table:table-cell table:style-name="ce2" office:value-type="string">
            <text:p>2015年 [96]</text:p>
          </table:table-cell>
          <table:table-cell table:number-columns-repeated="1017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2" office:value-type="string">
            <text:p>パプアニューギニアの旗 パプアニューギニア </text:p>
          </table:table-cell>
          <table:table-cell table:style-name="ce3" office:value-type="float" office:value="173800">
            <text:p>173,800</text:p>
          </table:table-cell>
          <table:table-cell table:style-name="ce6" table:formula="of:=[.C128]/[.$C$142]" office:value-type="percentage" office:value="0.000137067381078471">
            <text:p>0.01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ce2" office:value-type="string">
            <text:p>ナミビアの旗 ナミビア </text:p>
          </table:table-cell>
          <table:table-cell table:style-name="ce3" office:value-type="float" office:value="169000">
            <text:p>169,000</text:p>
          </table:table-cell>
          <table:table-cell table:style-name="ce6" table:formula="of:=[.C129]/[.$C$142]" office:value-type="percentage" office:value="0.000133281860772506">
            <text:p>0.01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2" office:value-type="string">
            <text:p><text:s/>リトアニア </text:p>
          </table:table-cell>
          <table:table-cell table:style-name="ce3" office:value-type="float" office:value="122700">
            <text:p>122,700</text:p>
          </table:table-cell>
          <table:table-cell table:style-name="ce6" table:formula="of:=[.C130]/[.$C$142]" office:value-type="percentage" office:value="0.0000967673628212221">
            <text:p>0.01%</text:p>
          </table:table-cell>
          <table:table-cell table:style-name="ce6" table:number-columns-repeated="2"/>
          <table:table-cell table:style-name="ce2" office:value-type="string">
            <text:p>2016年4月 [63][112]</text:p>
          </table:table-cell>
          <table:table-cell table:number-columns-repeated="1017"/>
        </table:table-row>
        <table:table-row table:style-name="ro1">
          <table:table-cell table:style-name="ce2" office:value-type="float" office:value="128">
            <text:p>128</text:p>
          </table:table-cell>
          <table:table-cell table:style-name="ce2" office:value-type="string">
            <text:p><text:s/>コンゴ民主共和国 </text:p>
          </table:table-cell>
          <table:table-cell table:style-name="ce3" office:value-type="float" office:value="121600">
            <text:p>121,600</text:p>
          </table:table-cell>
          <table:table-cell table:style-name="ce6" table:formula="of:=[.C131]/[.$C$142]" office:value-type="percentage" office:value="0.0000958998477511052">
            <text:p>0.01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2" office:value-type="string">
            <text:p>赤道ギニアの旗 赤道ギニア </text:p>
          </table:table-cell>
          <table:table-cell table:style-name="ce3" office:value-type="float" office:value="120500">
            <text:p>120,500</text:p>
          </table:table-cell>
          <table:table-cell table:style-name="ce6" table:formula="of:=[.C132]/[.$C$142]" office:value-type="percentage" office:value="0.0000950323326809883">
            <text:p>0.01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2" office:value-type="string">
            <text:p><text:s/>ブータン </text:p>
          </table:table-cell>
          <table:table-cell table:style-name="ce3" office:value-type="float" office:value="110300">
            <text:p>110,300</text:p>
          </table:table-cell>
          <table:table-cell table:style-name="ce6" table:formula="of:=[.C133]/[.$C$142]" office:value-type="percentage" office:value="0.0000869881020308134">
            <text:p>0.01%</text:p>
          </table:table-cell>
          <table:table-cell table:style-name="ce6" table:number-columns-repeated="2"/>
          <table:table-cell table:style-name="ce2" office:value-type="string">
            <text:p>2015年 [96]</text:p>
          </table:table-cell>
          <table:table-cell table:number-columns-repeated="1017"/>
        </table:table-row>
        <table:table-row table:style-name="ro1">
          <table:table-cell table:style-name="ce2" office:value-type="float" office:value="131">
            <text:p>131</text:p>
          </table:table-cell>
          <table:table-cell table:style-name="ce2" office:value-type="string">
            <text:p>ルクセンブルクの旗 ルクセンブルク </text:p>
          </table:table-cell>
          <table:table-cell table:style-name="ce3" office:value-type="float" office:value="107700">
            <text:p>107,700</text:p>
          </table:table-cell>
          <table:table-cell table:style-name="ce6" table:formula="of:=[.C134]/[.$C$142]" office:value-type="percentage" office:value="0.0000849376118650825">
            <text:p>0.01%</text:p>
          </table:table-cell>
          <table:table-cell table:style-name="ce6" table:number-columns-repeated="2"/>
          <table:table-cell table:style-name="ce2" office:value-type="string">
            <text:p>2016年3月 [22][63][113]</text:p>
          </table:table-cell>
          <table:table-cell table:number-columns-repeated="1017"/>
        </table:table-row>
        <table:table-row table:style-name="ro1">
          <table:table-cell table:style-name="ce2" office:value-type="float" office:value="132">
            <text:p>132</text:p>
          </table:table-cell>
          <table:table-cell table:style-name="ce2" office:value-type="string">
            <text:p>ラオスの旗 ラオス </text:p>
          </table:table-cell>
          <table:table-cell table:style-name="ce3" office:value-type="float" office:value="105800">
            <text:p>105,800</text:p>
          </table:table-cell>
          <table:table-cell table:style-name="ce6" table:formula="of:=[.C135]/[.$C$142]" office:value-type="percentage" office:value="0.0000834391767439715">
            <text:p>0.01%</text:p>
          </table:table-cell>
          <table:table-cell table:style-name="ce6" table:number-columns-repeated="2"/>
          <table:table-cell table:style-name="ce2" office:value-type="string">
            <text:p>2015年12月31日 [22][96]</text:p>
          </table:table-cell>
          <table:table-cell table:number-columns-repeated="1017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2" office:value-type="string">
            <text:p>ニジェールの旗 ニジェール </text:p>
          </table:table-cell>
          <table:table-cell table:style-name="ce3" office:value-type="float" office:value="103900">
            <text:p>103,900</text:p>
          </table:table-cell>
          <table:table-cell table:style-name="ce6" table:formula="of:=[.C136]/[.$C$142]" office:value-type="percentage" office:value="0.0000819407416228605">
            <text:p>0.01%</text:p>
          </table:table-cell>
          <table:table-cell table:style-name="ce6" table:number-columns-repeated="2"/>
          <table:table-cell table:style-name="ce2" office:value-type="string">
            <text:p>2015年 [96]</text:p>
          </table:table-cell>
          <table:table-cell table:number-columns-repeated="1017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2" office:value-type="string">
            <text:p>モンゴルの旗 モンゴル </text:p>
          </table:table-cell>
          <table:table-cell table:style-name="ce3" office:value-type="float" office:value="103900">
            <text:p>103,900</text:p>
          </table:table-cell>
          <table:table-cell table:style-name="ce6" table:formula="of:=[.C137]/[.$C$142]" office:value-type="percentage" office:value="0.0000819407416228605">
            <text:p>0.01%</text:p>
          </table:table-cell>
          <table:table-cell table:style-name="ce6" table:number-columns-repeated="2"/>
          <table:table-cell table:style-name="ce2" office:value-type="string">
            <text:p>2016年10月 [114]</text:p>
          </table:table-cell>
          <table:table-cell table:number-columns-repeated="1017"/>
        </table:table-row>
        <table:table-row table:style-name="ro1">
          <table:table-cell table:style-name="ce2" office:value-type="float" office:value="135">
            <text:p>135</text:p>
          </table:table-cell>
          <table:table-cell table:style-name="ce2" office:value-type="string">
            <text:p>ルワンダの旗 ルワンダ </text:p>
          </table:table-cell>
          <table:table-cell table:style-name="ce3" office:value-type="float" office:value="103000">
            <text:p>103,000</text:p>
          </table:table-cell>
          <table:table-cell table:style-name="ce6" table:formula="of:=[.C138]/[.$C$142]" office:value-type="percentage" office:value="0.0000812309565654921">
            <text:p>0.01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table:style-name="ce2" office:value-type="float" office:value="136">
            <text:p>136</text:p>
          </table:table-cell>
          <table:table-cell table:style-name="ce2" office:value-type="string">
            <text:p>モーリタニアの旗 モーリタニア </text:p>
          </table:table-cell>
          <table:table-cell table:style-name="ce3" office:value-type="float" office:value="96900">
            <text:p>96,900</text:p>
          </table:table-cell>
          <table:table-cell table:style-name="ce6" table:formula="of:=[.C139]/[.$C$142]" office:value-type="percentage" office:value="0.0000764201911766619">
            <text:p>0.01%</text:p>
          </table:table-cell>
          <table:table-cell table:style-name="ce6" table:number-columns-repeated="2"/>
          <table:table-cell table:style-name="ce2" office:value-type="string">
            <text:p>2012年 [96]</text:p>
          </table:table-cell>
          <table:table-cell table:number-columns-repeated="1017"/>
        </table:table-row>
        <table:table-row table:style-name="ro1">
          <table:table-cell table:style-name="ce2" office:value-type="float" office:value="137">
            <text:p>137</text:p>
          </table:table-cell>
          <table:table-cell table:style-name="ce2" office:value-type="string">
            <text:p>フィジーの旗 フィジー </text:p>
          </table:table-cell>
          <table:table-cell table:style-name="ce3" office:value-type="float" office:value="91900">
            <text:p>91,900</text:p>
          </table:table-cell>
          <table:table-cell table:style-name="ce6" table:formula="of:=[.C140]/[.$C$142]" office:value-type="percentage" office:value="0.0000724769408579487">
            <text:p>0.01%</text:p>
          </table:table-cell>
          <table:table-cell table:style-name="ce6" table:number-columns-repeated="2"/>
          <table:table-cell table:style-name="ce2" office:value-type="string">
            <text:p>2015年12月31日 [22]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レソトの旗 レソト </text:p>
          </table:table-cell>
          <table:table-cell table:style-name="ce4" office:value-type="float" office:value="90400">
            <text:p>90,400</text:p>
          </table:table-cell>
          <table:table-cell table:style-name="ce6" table:formula="of:=[.C141]/[.$C$142]" office:value-type="percentage" office:value="0.0000712939657623348">
            <text:p>0.01%</text:p>
          </table:table-cell>
          <table:table-cell table:style-name="ce6" table:number-columns-repeated="2"/>
          <table:table-cell office:value-type="string">
            <text:p>2015年12月31日 [22]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SUM([.C4:.C141])" office:value-type="float" office:value="1267989500">
            <text:p>1267989500</text:p>
          </table:table-cell>
          <table:table-cell table:number-columns-repeated="1021"/>
        </table:table-row>
        <table:table-row table:style-name="ro1">
          <table:table-cell office:value-type="string">
            <text:p>- </text:p>
          </table:table-cell>
          <table:table-cell office:value-type="string">
            <text:p>欧州連合の旗 欧州連合 (ユーロ圏) </text:p>
          </table:table-cell>
          <table:table-cell table:style-name="ce4" office:value-type="float" office:value="85796510">
            <text:p>85,796,510</text:p>
          </table:table-cell>
          <table:table-cell table:number-columns-repeated="3"/>
          <table:table-cell table:style-name="ce5" office:value-type="string">
            <text:p>2018年2月28日 [3][4]</text:p>
          </table:table-cell>
          <table:table-cell table:number-columns-repeated="1017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2020/03/03</text:date>, <text:time>14:14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3-03T13:59:38.76</meta:creation-date>
    <dc:date>2020-03-03T14:14:13</dc:date>
    <dc:creator>iwabuchi ken</dc:creator>
    <meta:editing-duration>PT9M23S</meta:editing-duration>
    <meta:editing-cycles>3</meta:editing-cycles>
    <meta:generator>OpenOffice/4.1.3$Win32 OpenOffice.org_project/413m1$Build-9783</meta:generator>
    <meta:document-statistic meta:table-count="3" meta:cell-count="716" meta:object-count="0"/>
  </office:meta>
</office:document-meta>
</file>